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2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1021" table:default-cell-style-name="Default"/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office:value-type="string" calcext:value-type="string">
            <text:p>V26_2</text:p>
          </table:table-cell>
          <table:table-cell table:style-name="ce9" office:value-type="string" calcext:value-type="string">
            <text:p>V26_3</text:p>
          </table:table-cell>
          <table:table-cell table:style-name="ce9" office:value-type="string" calcext:value-type="string">
            <text:p>v28</text:p>
          </table:table-cell>
          <table:table-cell table:style-name="ce9" office:value-type="string" calcext:value-type="string">
            <text:p>V28_3</text:p>
          </table:table-cell>
          <table:table-cell/>
          <table:table-cell table:style-name="ce9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table:style-name="ce10" office:value-type="float" office:value="0.61413" calcext:value-type="float">
            <text:p>0.61413</text:p>
          </table:table-cell>
          <table:table-cell table:style-name="ce10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10" office:value-type="float" office:value="0.075976" calcext:value-type="float">
            <text:p>0.075976</text:p>
          </table:table-cell>
          <table:table-cell table:style-name="ce10" office:value-type="float" office:value="0.52531" calcext:value-type="float">
            <text:p>0.525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table:style-name="ce10" office:value-type="float" office:value="0.504357" calcext:value-type="float">
            <text:p>0.504357</text:p>
          </table:table-cell>
          <table:table-cell table:style-name="ce10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table:number-columns-repeated="1001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table:style-name="ce10" office:value-type="float" office:value="0.564866" calcext:value-type="float">
            <text:p>0.564866</text:p>
          </table:table-cell>
          <table:table-cell table:style-name="ce10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10" office:value-type="float" office:value="0.549681" calcext:value-type="float">
            <text:p>0.549681</text:p>
          </table:table-cell>
          <table:table-cell table:style-name="ce10" office:value-type="float" office:value="0.621198" calcext:value-type="float">
            <text:p>0.6211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177" calcext:value-type="float">
            <text:p>0.000177</text:p>
          </table:table-cell>
          <table:table-cell table:style-name="ce10" office:value-type="float" office:value="0.574068" calcext:value-type="float">
            <text:p>0.57406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table:style-name="ce10" office:value-type="float" office:value="0.620019" calcext:value-type="float">
            <text:p>0.620019</text:p>
          </table:table-cell>
          <table:table-cell table:style-name="ce10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table:number-columns-repeated="1001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table:style-name="ce10" office:value-type="float" office:value="0.649903" calcext:value-type="float">
            <text:p>0.649903</text:p>
          </table:table-cell>
          <table:table-cell table:style-name="ce10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10" office:value-type="float" office:value="0.583352" calcext:value-type="float">
            <text:p>0.583352</text:p>
          </table:table-cell>
          <table:table-cell table:style-name="ce10" office:value-type="float" office:value="0.65396" calcext:value-type="float">
            <text:p>0.65396</text:p>
          </table:table-cell>
          <table:table-cell table:style-name="ce10" office:value-type="float" office:value="0.36143" calcext:value-type="float">
            <text:p>0.36143</text:p>
          </table:table-cell>
          <table:table-cell table:style-name="ce10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81111" calcext:value-type="float">
            <text:p>0.5811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table:style-name="ce10" office:value-type="float" office:value="0.634444" calcext:value-type="float">
            <text:p>0.634444</text:p>
          </table:table-cell>
          <table:table-cell table:style-name="ce10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table:number-columns-repeated="1001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table:style-name="ce10" office:value-type="float" office:value="0.656454" calcext:value-type="float">
            <text:p>0.656454</text:p>
          </table:table-cell>
          <table:table-cell table:style-name="ce10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10" office:value-type="float" office:value="0.595916" calcext:value-type="float">
            <text:p>0.595916</text:p>
          </table:table-cell>
          <table:table-cell table:style-name="ce10" office:value-type="float" office:value="0.650886" calcext:value-type="float">
            <text:p>0.650886</text:p>
          </table:table-cell>
          <table:table-cell table:style-name="ce10" office:value-type="float" office:value="0.596184" calcext:value-type="float">
            <text:p>0.596184</text:p>
          </table:table-cell>
          <table:table-cell table:style-name="ce10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09855" calcext:value-type="float">
            <text:p>0.60985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/>
          <table:table-cell table:style-name="ce10" office:value-type="float" office:value="0.649136" calcext:value-type="float">
            <text:p>0.649136</text:p>
          </table:table-cell>
          <table:table-cell table:style-name="ce10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table:number-columns-repeated="1001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table:style-name="ce10" office:value-type="float" office:value="0.616058" calcext:value-type="float">
            <text:p>0.616058</text:p>
          </table:table-cell>
          <table:table-cell table:style-name="ce10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10" office:value-type="float" office:value="0.620729" calcext:value-type="float">
            <text:p>0.620729</text:p>
          </table:table-cell>
          <table:table-cell table:style-name="ce10" office:value-type="float" office:value="0.661981" calcext:value-type="float">
            <text:p>0.661981</text:p>
          </table:table-cell>
          <table:table-cell table:style-name="ce10" office:value-type="float" office:value="0.614736" calcext:value-type="float">
            <text:p>0.614736</text:p>
          </table:table-cell>
          <table:table-cell table:style-name="ce10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18708" calcext:value-type="float">
            <text:p>0.61870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/>
          <table:table-cell table:style-name="ce10" office:value-type="float" office:value="0.655726" calcext:value-type="float">
            <text:p>0.655726</text:p>
          </table:table-cell>
          <table:table-cell table:style-name="ce10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table:number-columns-repeated="1001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table:style-name="ce10" office:value-type="float" office:value="0.651341" calcext:value-type="float">
            <text:p>0.651341</text:p>
          </table:table-cell>
          <table:table-cell table:style-name="ce10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10" office:value-type="float" office:value="0.655592" calcext:value-type="float">
            <text:p>0.655592</text:p>
          </table:table-cell>
          <table:table-cell table:style-name="ce10" office:value-type="float" office:value="0.669113" calcext:value-type="float">
            <text:p>0.669113</text:p>
          </table:table-cell>
          <table:table-cell table:style-name="ce10" office:value-type="float" office:value="0.641604" calcext:value-type="float">
            <text:p>0.641604</text:p>
          </table:table-cell>
          <table:table-cell table:style-name="ce10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1397" calcext:value-type="float">
            <text:p>0.64139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/>
          <table:table-cell table:style-name="ce10" office:value-type="float" office:value="0.638203" calcext:value-type="float">
            <text:p>0.638203</text:p>
          </table:table-cell>
          <table:table-cell table:style-name="ce10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table:number-columns-repeated="1001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table:style-name="ce10" office:value-type="float" office:value="0.66587" calcext:value-type="float">
            <text:p>0.66587</text:p>
          </table:table-cell>
          <table:table-cell table:style-name="ce10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10" office:value-type="float" office:value="0.656153" calcext:value-type="float">
            <text:p>0.656153</text:p>
          </table:table-cell>
          <table:table-cell table:style-name="ce10" office:value-type="float" office:value="0.673115" calcext:value-type="float">
            <text:p>0.673115</text:p>
          </table:table-cell>
          <table:table-cell table:style-name="ce10" office:value-type="float" office:value="0.651614" calcext:value-type="float">
            <text:p>0.651614</text:p>
          </table:table-cell>
          <table:table-cell table:style-name="ce10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2527" calcext:value-type="float">
            <text:p>0.64252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/>
          <table:table-cell table:style-name="ce10" office:value-type="float" office:value="0.670295" calcext:value-type="float">
            <text:p>0.670295</text:p>
          </table:table-cell>
          <table:table-cell table:style-name="ce10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table:number-columns-repeated="1001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12" office:value-type="float" office:value="0.678586" calcext:value-type="float">
            <text:p>0.678586</text:p>
          </table:table-cell>
          <table:table-cell table:style-name="ce10" office:value-type="float" office:value="0.686585" calcext:value-type="float">
            <text:p>0.686585</text:p>
          </table:table-cell>
          <table:table-cell table:style-name="ce10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2" office:value-type="float" office:value="0.673324" calcext:value-type="float">
            <text:p>0.673324</text:p>
          </table:table-cell>
          <table:table-cell table:style-name="ce10" office:value-type="float" office:value="0.659692" calcext:value-type="float">
            <text:p>0.659692</text:p>
          </table:table-cell>
          <table:table-cell table:style-name="ce10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.650521" calcext:value-type="float">
            <text:p>0.65052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/>
          <table:table-cell table:style-name="ce10" office:value-type="float" office:value="0.650726" calcext:value-type="float">
            <text:p>0.650726</text:p>
          </table:table-cell>
          <table:table-cell table:style-name="ce12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table:number-columns-repeated="1001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table:style-name="ce10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12" office:value-type="float" office:value="0.680372" calcext:value-type="float">
            <text:p>0.680372</text:p>
          </table:table-cell>
          <table:table-cell table:style-name="ce10" office:value-type="float" office:value="0.654934" calcext:value-type="float">
            <text:p>0.654934</text:p>
          </table:table-cell>
          <table:table-cell table:style-name="ce10" office:value-type="float" office:value="0.66287" calcext:value-type="float">
            <text:p>0.66287</text:p>
          </table:table-cell>
          <table:table-cell table:style-name="ce10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12" office:value-type="float" office:value="0.615898" calcext:value-type="float">
            <text:p>0.61589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12"/>
          <table:table-cell table:style-name="ce10" office:value-type="float" office:value="0.674268" calcext:value-type="float">
            <text:p>0.674268</text:p>
          </table:table-cell>
          <table:table-cell table:style-name="ce10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table:number-columns-repeated="1001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table:style-name="ce10" office:value-type="float" office:value="0.681989" calcext:value-type="float">
            <text:p>0.681989</text:p>
          </table:table-cell>
          <table:table-cell table:style-name="ce10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10" office:value-type="float" office:value="0.652132" calcext:value-type="float">
            <text:p>0.652132</text:p>
          </table:table-cell>
          <table:table-cell table:style-name="ce10" office:value-type="float" office:value="0.647032" calcext:value-type="float">
            <text:p>0.647032</text:p>
          </table:table-cell>
          <table:table-cell table:style-name="ce10" office:value-type="float" office:value="0.668318" calcext:value-type="float">
            <text:p>0.668318</text:p>
          </table:table-cell>
          <table:table-cell table:style-name="ce10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/>
          <table:table-cell table:style-name="ce10" office:value-type="float" office:value="0.660395" calcext:value-type="float">
            <text:p>0.660395</text:p>
          </table:table-cell>
          <table:table-cell table:style-name="ce10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table:number-columns-repeated="1001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table:style-name="ce10" office:value-type="float" office:value="0.670344" calcext:value-type="float">
            <text:p>0.670344</text:p>
          </table:table-cell>
          <table:table-cell table:style-name="ce12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10" office:value-type="float" office:value="0.64988" calcext:value-type="float">
            <text:p>0.64988</text:p>
          </table:table-cell>
          <table:table-cell table:style-name="ce10" office:value-type="float" office:value="0.65573" calcext:value-type="float">
            <text:p>0.65573</text:p>
          </table:table-cell>
          <table:table-cell table:style-name="ce10" office:value-type="float" office:value="0.644315" calcext:value-type="float">
            <text:p>0.644315</text:p>
          </table:table-cell>
          <table:table-cell table:style-name="ce12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20144" calcext:value-type="float">
            <text:p>0.520144</text:p>
          </table:table-cell>
          <table:table-cell table:style-name="ce10" office:value-type="float" office:value="0.662581" calcext:value-type="float">
            <text:p>0.66258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/>
          <table:table-cell table:style-name="ce10" office:value-type="float" office:value="0.68385" calcext:value-type="float">
            <text:p>0.68385</text:p>
          </table:table-cell>
          <table:table-cell table:style-name="ce10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table:number-columns-repeated="1002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table:style-name="ce10" office:value-type="float" office:value="0.655398" calcext:value-type="float">
            <text:p>0.655398</text:p>
          </table:table-cell>
          <table:table-cell table:style-name="ce10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10" office:value-type="float" office:value="0.668719" calcext:value-type="float">
            <text:p>0.668719</text:p>
          </table:table-cell>
          <table:table-cell table:style-name="ce10" office:value-type="float" office:value="0.672885" calcext:value-type="float">
            <text:p>0.672885</text:p>
          </table:table-cell>
          <table:table-cell table:style-name="ce10" office:value-type="float" office:value="0.65754" calcext:value-type="float">
            <text:p>0.65754</text:p>
          </table:table-cell>
          <table:table-cell table:style-name="ce10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87938" calcext:value-type="float">
            <text:p>0.587938</text:p>
          </table:table-cell>
          <table:table-cell table:style-name="ce10" office:value-type="float" office:value="0.666489" calcext:value-type="float">
            <text:p>0.666489</text:p>
          </table:table-cell>
          <table:table-cell table:style-name="ce10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/>
          <table:table-cell table:style-name="ce10" office:value-type="float" office:value="0.682048" calcext:value-type="float">
            <text:p>0.682048</text:p>
          </table:table-cell>
          <table:table-cell table:style-name="ce10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table:number-columns-repeated="1002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13" office:value-type="float" office:value="0.674051" calcext:value-type="float">
            <text:p>0.674051</text:p>
          </table:table-cell>
          <table:table-cell table:style-name="ce10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10" office:value-type="float" office:value="0.673847" calcext:value-type="float">
            <text:p>0.673847</text:p>
          </table:table-cell>
          <table:table-cell table:style-name="ce10" office:value-type="float" office:value="0.691537" calcext:value-type="float">
            <text:p>0.691537</text:p>
          </table:table-cell>
          <table:table-cell table:style-name="ce13" office:value-type="float" office:value="0.673666" calcext:value-type="float">
            <text:p>0.673666</text:p>
          </table:table-cell>
          <table:table-cell table:style-name="ce10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86865" calcext:value-type="float">
            <text:p>0.486865</text:p>
          </table:table-cell>
          <table:table-cell table:style-name="ce13" office:value-type="float" office:value="0.645687" calcext:value-type="float">
            <text:p>0.64568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/>
          <table:table-cell table:style-name="ce10" office:value-type="float" office:value="0.678846" calcext:value-type="float">
            <text:p>0.678846</text:p>
          </table:table-cell>
          <table:table-cell table:style-name="ce10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table:number-columns-repeated="1002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table:style-name="ce10" office:value-type="float" office:value="0.681549" calcext:value-type="float">
            <text:p>0.681549</text:p>
          </table:table-cell>
          <table:table-cell table:style-name="ce10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10" office:value-type="float" office:value="0.672918" calcext:value-type="float">
            <text:p>0.672918</text:p>
          </table:table-cell>
          <table:table-cell table:style-name="ce10" office:value-type="float" office:value="0.649711" calcext:value-type="float">
            <text:p>0.649711</text:p>
          </table:table-cell>
          <table:table-cell table:style-name="ce10" office:value-type="float" office:value="0.676968" calcext:value-type="float">
            <text:p>0.676968</text:p>
          </table:table-cell>
          <table:table-cell table:style-name="ce10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10" office:value-type="float" office:value="0.499636" calcext:value-type="float">
            <text:p>0.499636</text:p>
          </table:table-cell>
          <table:table-cell table:style-name="ce10" office:value-type="float" office:value="0.509525" calcext:value-type="float">
            <text:p>0.509525</text:p>
          </table:table-cell>
          <table:table-cell table:style-name="ce10" office:value-type="float" office:value="0.663078" calcext:value-type="float">
            <text:p>0.66307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/>
          <table:table-cell table:style-name="ce10" office:value-type="float" office:value="0.656597" calcext:value-type="float">
            <text:p>0.656597</text:p>
          </table:table-cell>
          <table:table-cell table:style-name="ce10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table:number-columns-repeated="1002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table:style-name="ce10" office:value-type="float" office:value="0.666968" calcext:value-type="float">
            <text:p>0.666968</text:p>
          </table:table-cell>
          <table:table-cell table:style-name="ce10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10" office:value-type="float" office:value="0.675256" calcext:value-type="float">
            <text:p>0.675256</text:p>
          </table:table-cell>
          <table:table-cell table:style-name="ce10" office:value-type="float" office:value="0.636041" calcext:value-type="float">
            <text:p>0.636041</text:p>
          </table:table-cell>
          <table:table-cell table:style-name="ce10" office:value-type="float" office:value="0.676557" calcext:value-type="float">
            <text:p>0.676557</text:p>
          </table:table-cell>
          <table:table-cell table:style-name="ce10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10" office:value-type="float" office:value="0.58119" calcext:value-type="float">
            <text:p>0.58119</text:p>
          </table:table-cell>
          <table:table-cell table:style-name="ce10" office:value-type="float" office:value="0.583805" calcext:value-type="float">
            <text:p>0.583805</text:p>
          </table:table-cell>
          <table:table-cell table:style-name="ce10" office:value-type="float" office:value="0.67448" calcext:value-type="float">
            <text:p>0.67448</text:p>
          </table:table-cell>
          <table:table-cell table:style-name="ce10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/>
          <table:table-cell table:style-name="ce10" office:value-type="float" office:value="0.633039" calcext:value-type="float">
            <text:p>0.633039</text:p>
          </table:table-cell>
          <table:table-cell table:style-name="ce10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table:number-columns-repeated="1002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13" office:value-type="float" office:value="0.694692" calcext:value-type="float">
            <text:p>0.694692</text:p>
          </table:table-cell>
          <table:table-cell table:style-name="ce10" office:value-type="float" office:value="0.689779" calcext:value-type="float">
            <text:p>0.689779</text:p>
          </table:table-cell>
          <table:table-cell table:style-name="ce12" office:value-type="float" office:value="0.603924" calcext:value-type="float">
            <text:p>0.603924</text:p>
          </table:table-cell>
          <table:table-cell table:style-name="ce12" office:value-type="float" office:value="0.697411" calcext:value-type="float">
            <text:p>0.697411</text:p>
          </table:table-cell>
          <table:table-cell table:style-name="ce10" office:value-type="float" office:value="0.687332" calcext:value-type="float">
            <text:p>0.687332</text:p>
          </table:table-cell>
          <table:table-cell table:style-name="ce10" office:value-type="float" office:value="0.686774" calcext:value-type="float">
            <text:p>0.686774</text:p>
          </table:table-cell>
          <table:table-cell table:style-name="ce13" office:value-type="float" office:value="0.684103" calcext:value-type="float">
            <text:p>0.684103</text:p>
          </table:table-cell>
          <table:table-cell table:style-name="ce10" office:value-type="float" office:value="0.679422" calcext:value-type="float">
            <text:p>0.679422</text:p>
          </table:table-cell>
          <table:table-cell table:style-name="ce12" office:value-type="float" office:value="0.678829" calcext:value-type="float">
            <text:p>0.678829</text:p>
          </table:table-cell>
          <table:table-cell table:style-name="ce12" office:value-type="float" office:value="0.659763" calcext:value-type="float">
            <text:p>0.659763</text:p>
          </table:table-cell>
          <table:table-cell table:style-name="ce10" office:value-type="float" office:value="0.596252" calcext:value-type="float">
            <text:p>0.596252</text:p>
          </table:table-cell>
          <table:table-cell table:style-name="ce10" office:value-type="float" office:value="0.618568" calcext:value-type="float">
            <text:p>0.618568</text:p>
          </table:table-cell>
          <table:table-cell table:style-name="ce13" office:value-type="float" office:value="0.655583" calcext:value-type="float">
            <text:p>0.655583</text:p>
          </table:table-cell>
          <table:table-cell table:style-name="ce10" office:value-type="float" office:value="0.182041" calcext:value-type="float">
            <text:p>0.182041</text:p>
          </table:table-cell>
          <table:table-cell table:style-name="ce12" office:value-type="float" office:value="0.661956" calcext:value-type="float">
            <text:p>0.661956</text:p>
          </table:table-cell>
          <table:table-cell table:style-name="ce12"/>
          <table:table-cell table:style-name="ce10" office:value-type="float" office:value="0.690978" calcext:value-type="float">
            <text:p>0.690978</text:p>
          </table:table-cell>
          <table:table-cell table:style-name="ce10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table:number-columns-repeated="1002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table:style-name="ce10" office:value-type="float" office:value="0.678297" calcext:value-type="float">
            <text:p>0.678297</text:p>
          </table:table-cell>
          <table:table-cell table:style-name="ce10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10" office:value-type="float" office:value="0.688569" calcext:value-type="float">
            <text:p>0.688569</text:p>
          </table:table-cell>
          <table:table-cell table:style-name="ce10" office:value-type="float" office:value="0.641225" calcext:value-type="float">
            <text:p>0.641225</text:p>
          </table:table-cell>
          <table:table-cell table:style-name="ce10" office:value-type="float" office:value="0.657572" calcext:value-type="float">
            <text:p>0.657572</text:p>
          </table:table-cell>
          <table:table-cell table:style-name="ce10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10" office:value-type="float" office:value="0.60029" calcext:value-type="float">
            <text:p>0.60029</text:p>
          </table:table-cell>
          <table:table-cell table:style-name="ce10" office:value-type="float" office:value="0.592974" calcext:value-type="float">
            <text:p>0.592974</text:p>
          </table:table-cell>
          <table:table-cell table:style-name="ce10" office:value-type="float" office:value="0.680219" calcext:value-type="float">
            <text:p>0.680219</text:p>
          </table:table-cell>
          <table:table-cell table:style-name="ce10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/>
          <table:table-cell table:style-name="ce10" office:value-type="float" office:value="0.672884" calcext:value-type="float">
            <text:p>0.672884</text:p>
          </table:table-cell>
          <table:table-cell table:style-name="ce10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table:number-columns-repeated="1002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table:style-name="ce10" office:value-type="float" office:value="0.692032" calcext:value-type="float">
            <text:p>0.692032</text:p>
          </table:table-cell>
          <table:table-cell table:style-name="ce10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/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table:number-columns-repeated="1002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table:style-name="ce10" office:value-type="float" office:value="0.687786" calcext:value-type="float">
            <text:p>0.687786</text:p>
          </table:table-cell>
          <table:table-cell table:style-name="ce10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12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/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table:number-columns-repeated="1002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table:style-name="ce10" office:value-type="float" office:value="0.648962" calcext:value-type="float">
            <text:p>0.648962</text:p>
          </table:table-cell>
          <table:table-cell table:style-name="ce10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/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table:number-columns-repeated="1002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table:style-name="ce10" office:value-type="float" office:value="0.663536" calcext:value-type="float">
            <text:p>0.663536</text:p>
          </table:table-cell>
          <table:table-cell table:style-name="ce10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12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/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table:number-columns-repeated="1002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12" office:value-type="float" office:value="0.68215" calcext:value-type="float">
            <text:p>0.68215</text:p>
          </table:table-cell>
          <table:table-cell table:style-name="ce10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12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/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table:number-columns-repeated="1002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table:style-name="ce10" office:value-type="float" office:value="0.707615" calcext:value-type="float">
            <text:p>0.707615</text:p>
          </table:table-cell>
          <table:table-cell table:style-name="ce10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/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table:number-columns-repeated="1002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table:style-name="ce10" office:value-type="float" office:value="0.707904" calcext:value-type="float">
            <text:p>0.707904</text:p>
          </table:table-cell>
          <table:table-cell table:style-name="ce10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/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table:number-columns-repeated="1002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table:style-name="ce10" office:value-type="float" office:value="0.672899" calcext:value-type="float">
            <text:p>0.672899</text:p>
          </table:table-cell>
          <table:table-cell table:style-name="ce10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/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table:number-columns-repeated="1002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table:style-name="ce10" office:value-type="float" office:value="0.692197" calcext:value-type="float">
            <text:p>0.692197</text:p>
          </table:table-cell>
          <table:table-cell table:style-name="ce10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12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/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table:number-columns-repeated="1002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table:style-name="ce10" office:value-type="float" office:value="0.697559" calcext:value-type="float">
            <text:p>0.697559</text:p>
          </table:table-cell>
          <table:table-cell table:style-name="ce10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/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table:number-columns-repeated="1002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/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table:number-columns-repeated="1002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12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/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table:number-columns-repeated="1002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12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/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table:number-columns-repeated="1002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/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table:number-columns-repeated="1002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/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table:number-columns-repeated="1002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/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table:number-columns-repeated="1002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/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table:number-columns-repeated="1002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/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table:number-columns-repeated="1002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/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table:number-columns-repeated="1002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/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table:number-columns-repeated="1002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/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table:number-columns-repeated="1002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/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table:number-columns-repeated="1002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/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table:number-columns-repeated="1002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table:style-name="Default" office:value-type="float" office:value="0.675839" calcext:value-type="float">
            <text:p>0.675839</text:p>
          </table:table-cell>
          <table:table-cell table:number-columns-repeated="5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1009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table:style-name="Default" office:value-type="float" office:value="0.691826" calcext:value-type="float">
            <text:p>0.691826</text:p>
          </table:table-cell>
          <table:table-cell table:number-columns-repeated="5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1009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table:style-name="Default" office:value-type="float" office:value="0.694447" calcext:value-type="float">
            <text:p>0.694447</text:p>
          </table:table-cell>
          <table:table-cell table:number-columns-repeated="5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1009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table:style-name="Default" office:value-type="float" office:value="0.674835" calcext:value-type="float">
            <text:p>0.674835</text:p>
          </table:table-cell>
          <table:table-cell table:number-columns-repeated="5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1009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table:style-name="Default" office:value-type="float" office:value="0.689774" calcext:value-type="float">
            <text:p>0.689774</text:p>
          </table:table-cell>
          <table:table-cell table:number-columns-repeated="5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1009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table:style-name="Default" office:value-type="float" office:value="0.689781" calcext:value-type="float">
            <text:p>0.689781</text:p>
          </table:table-cell>
          <table:table-cell table:number-columns-repeated="5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1009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table:style-name="Default" office:value-type="float" office:value="0.691733" calcext:value-type="float">
            <text:p>0.691733</text:p>
          </table:table-cell>
          <table:table-cell table:number-columns-repeated="5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1009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table:style-name="Default" office:value-type="float" office:value="0.679145" calcext:value-type="float">
            <text:p>0.679145</text:p>
          </table:table-cell>
          <table:table-cell table:number-columns-repeated="5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1009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table:style-name="Default" office:value-type="float" office:value="0.687763" calcext:value-type="float">
            <text:p>0.687763</text:p>
          </table:table-cell>
          <table:table-cell table:number-columns-repeated="5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1009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table:style-name="Default" office:value-type="float" office:value="0.67862" calcext:value-type="float">
            <text:p>0.67862</text:p>
          </table:table-cell>
          <table:table-cell table:number-columns-repeated="5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1009"/>
        </table:table-row>
      </table:table>
      <table:table table:name="f-AUC" table:style-name="ta1">
        <table:shapes>
          <draw:frame draw:z-index="0" draw:style-name="gr1" draw:text-style-name="P1" svg:width="8.5323in" svg:height="4.7992in" svg:x="18.1543in" svg:y="2.4858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2283in" svg:y="8.2291in">
            <draw:object draw:notify-on-update-of-ranges="'f-AUC'.A3:'f-AUC'.A42 'f-AUC'.B2:'f-AUC'.B2 'f-AUC'.B3:'f-AUC'.B52 'f-AUC'.H2:'f-AUC'.H2 'f-AUC'.H3:'f-AUC'.H52 'f-AUC'.I2:'f-AUC'.I2 'f-AUC'.I3:'f-AUC'.I52 'f-AUC'.M2:'f-AUC'.M2 'f-AUC'.M3:'f-AUC'.M52 'f-AUC'.N2:'f-AUC'.N2 'f-AUC'.N3:'f-AUC'.N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0.9287in" svg:y="8.2276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3.5945in" svg:y="13.328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office:value-type="string" calcext:value-type="string">
            <text:p>V26_2</text:p>
          </table:table-cell>
          <table:table-cell table:style-name="ce9" office:value-type="string" calcext:value-type="string">
            <text:p>V26_3</text:p>
          </table:table-cell>
          <table:table-cell table:style-name="ce9" office:value-type="string" calcext:value-type="string">
            <text:p>v28</text:p>
          </table:table-cell>
          <table:table-cell table:style-name="ce9" office:value-type="string" calcext:value-type="string">
            <text:p>V28_3</text:p>
          </table:table-cell>
          <table:table-cell/>
          <table:table-cell table:style-name="ce9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/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/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/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/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/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/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/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/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table:number-columns-repeated="1002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/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table:number-columns-repeated="1002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/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table:number-columns-repeated="1002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/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table:number-columns-repeated="1002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/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table:number-columns-repeated="1002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/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table:number-columns-repeated="1002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/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table:number-columns-repeated="1002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/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table:number-columns-repeated="1002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/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table:number-columns-repeated="1002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/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table:number-columns-repeated="1002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/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table:number-columns-repeated="1002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/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table:number-columns-repeated="1002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/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table:number-columns-repeated="1002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/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table:number-columns-repeated="1002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/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table:number-columns-repeated="1002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/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table:number-columns-repeated="1002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/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table:number-columns-repeated="1002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/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table:number-columns-repeated="1002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/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table:number-columns-repeated="1002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/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table:number-columns-repeated="1002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/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table:number-columns-repeated="100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/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table:number-columns-repeated="100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/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table:number-columns-repeated="100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/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table:number-columns-repeated="100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/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table:number-columns-repeated="100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/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table:number-columns-repeated="100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/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table:number-columns-repeated="100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/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table:number-columns-repeated="100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/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table:number-columns-repeated="100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/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table:number-columns-repeated="100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table:number-columns-repeated="5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1009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table:number-columns-repeated="5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1009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table:number-columns-repeated="5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1009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table:number-columns-repeated="5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1009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table:number-columns-repeated="5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1009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table:number-columns-repeated="5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1009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table:number-columns-repeated="5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1009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table:number-columns-repeated="5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1009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table:number-columns-repeated="5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1009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table:number-columns-repeated="5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table:formula="of:=MAX([.H3:.H42])" office:value-type="float" office:value="0.787775" calcext:value-type="float">
            <text:p>0.787775</text:p>
          </table:table-cell>
          <table:table-cell table:formula="of:=MAX([.I3:.I52])" office:value-type="float" office:value="0.785809" calcext:value-type="float">
            <text:p>0.785809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table:number-columns-repeated="1011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0.2906in" svg:y="0.6677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9602in" svg:y="5.7677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874in" svg:y="10.8457in">
            <draw:object draw:notify-on-update-of-ranges="'F1-mean f-AUC'.B2:'F1-mean f-AUC'.B2 'F1-mean f-AUC'.B3:'F1-mean f-AUC'.B52 'F1-mean f-AUC'.H2:'F1-mean f-AUC'.H2 'F1-mean f-AUC'.H3:'F1-mean f-AUC'.H52 'F1-mean f-AUC'.I2:'F1-mean f-AUC'.I2 'F1-mean f-AUC'.I3:'F1-mean f-AUC'.I52 'F1-mean f-AUC'.M2:'F1-mean f-AUC'.M2 'F1-mean f-AUC'.M3:'F1-mean f-AUC'.M52 'F1-mean f-AUC'.N2:'F1-mean f-AUC'.N2 'F1-mean f-AUC'.N3:'F1-mean f-AUC'.N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7.1386in" svg:y="16.2295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office:value-type="string" calcext:value-type="string">
            <text:p>V26_2</text:p>
          </table:table-cell>
          <table:table-cell table:style-name="ce9" office:value-type="string" calcext:value-type="string">
            <text:p>V26_3</text:p>
          </table:table-cell>
          <table:table-cell table:style-name="ce9" office:value-type="string" calcext:value-type="string">
            <text:p>v28</text:p>
          </table:table-cell>
          <table:table-cell table:style-name="ce9" office:value-type="string" calcext:value-type="string">
            <text:p>V28_3</text:p>
          </table:table-cell>
          <table:table-cell/>
          <table:table-cell table:style-name="ce9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.291257888290841" calcext:value-type="float">
            <text:p>0.291257888290841</text:p>
          </table:table-cell>
          <table:table-cell table:formula="of:=([$'F1-mean'.T3]*[$'f-AUC'.T3])/([$'F1-mean'.T3]+[$'f-AUC'.T3])" office:value-type="float" office:value="0.314820566815548" calcext:value-type="float">
            <text:p>0.314820566815548</text:p>
          </table:table-cell>
          <table:table-cell table:formula="of:=([$'F1-mean'.U3]*[$'f-AUC'.U3])/([$'F1-mean'.U3]+[$'f-AUC'.U3])" office:value-type="float" office:value="0" calcext:value-type="float">
            <text:p>0</text:p>
          </table:table-cell>
          <table:table-cell table:formula="of:=([$'F1-mean'.V3]*[$'f-AUC'.V3])/([$'F1-mean'.V3]+[$'f-AUC'.V3])" office:value-type="float" office:value="0.328701854586267" calcext:value-type="float">
            <text:p>0.328701854586267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.329065215705092" calcext:value-type="float">
            <text:p>0.329065215705092</text:p>
          </table:table-cell>
          <table:table-cell table:formula="of:=([$'F1-mean'.T4]*[$'f-AUC'.T4])/([$'F1-mean'.T4]+[$'f-AUC'.T4])" office:value-type="float" office:value="0.325810629476991" calcext:value-type="float">
            <text:p>0.325810629476991</text:p>
          </table:table-cell>
          <table:table-cell table:formula="of:=([$'F1-mean'.U4]*[$'f-AUC'.U4])/([$'F1-mean'.U4]+[$'f-AUC'.U4])" office:value-type="float" office:value="0" calcext:value-type="float">
            <text:p>0</text:p>
          </table:table-cell>
          <table:table-cell table:formula="of:=([$'F1-mean'.V4]*[$'f-AUC'.V4])/([$'F1-mean'.V4]+[$'f-AUC'.V4])" office:value-type="float" office:value="0.343216175147076" calcext:value-type="float">
            <text:p>0.343216175147076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340095091316207" calcext:value-type="float">
            <text:p>0.340095091316207</text:p>
          </table:table-cell>
          <table:table-cell table:formula="of:=([$'F1-mean'.T5]*[$'f-AUC'.T5])/([$'F1-mean'.T5]+[$'f-AUC'.T5])" office:value-type="float" office:value="0.33466531202779" calcext:value-type="float">
            <text:p>0.33466531202779</text:p>
          </table:table-cell>
          <table:table-cell table:formula="of:=([$'F1-mean'.U5]*[$'f-AUC'.U5])/([$'F1-mean'.U5]+[$'f-AUC'.U5])" office:value-type="float" office:value="0.14487878098715" calcext:value-type="float">
            <text:p>0.14487878098715</text:p>
          </table:table-cell>
          <table:table-cell table:formula="of:=([$'F1-mean'.V5]*[$'f-AUC'.V5])/([$'F1-mean'.V5]+[$'f-AUC'.V5])" office:value-type="float" office:value="0.348496693497605" calcext:value-type="float">
            <text:p>0.348496693497605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/>
          <table:table-cell table:formula="of:=([$'F1-mean'.S6]*[$'f-AUC'.S6])/([$'F1-mean'.S6]+[$'f-AUC'.S6])" office:value-type="float" office:value="0.34509051738253" calcext:value-type="float">
            <text:p>0.34509051738253</text:p>
          </table:table-cell>
          <table:table-cell table:formula="of:=([$'F1-mean'.T6]*[$'f-AUC'.T6])/([$'F1-mean'.T6]+[$'f-AUC'.T6])" office:value-type="float" office:value="0.344794673324215" calcext:value-type="float">
            <text:p>0.344794673324215</text:p>
          </table:table-cell>
          <table:table-cell table:formula="of:=([$'F1-mean'.U6]*[$'f-AUC'.U6])/([$'F1-mean'.U6]+[$'f-AUC'.U6])" office:value-type="float" office:value="0.254741745325418" calcext:value-type="float">
            <text:p>0.254741745325418</text:p>
          </table:table-cell>
          <table:table-cell table:formula="of:=([$'F1-mean'.V6]*[$'f-AUC'.V6])/([$'F1-mean'.V6]+[$'f-AUC'.V6])" office:value-type="float" office:value="0.3552260529246" calcext:value-type="float">
            <text:p>0.3552260529246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/>
          <table:table-cell table:formula="of:=([$'F1-mean'.S7]*[$'f-AUC'.S7])/([$'F1-mean'.S7]+[$'f-AUC'.S7])" office:value-type="float" office:value="0.348431732510788" calcext:value-type="float">
            <text:p>0.348431732510788</text:p>
          </table:table-cell>
          <table:table-cell table:formula="of:=([$'F1-mean'.T7]*[$'f-AUC'.T7])/([$'F1-mean'.T7]+[$'f-AUC'.T7])" office:value-type="float" office:value="0.343235538556519" calcext:value-type="float">
            <text:p>0.343235538556519</text:p>
          </table:table-cell>
          <table:table-cell table:formula="of:=([$'F1-mean'.U7]*[$'f-AUC'.U7])/([$'F1-mean'.U7]+[$'f-AUC'.U7])" office:value-type="float" office:value="0.31856489830588" calcext:value-type="float">
            <text:p>0.31856489830588</text:p>
          </table:table-cell>
          <table:table-cell table:formula="of:=([$'F1-mean'.V7]*[$'f-AUC'.V7])/([$'F1-mean'.V7]+[$'f-AUC'.V7])" office:value-type="float" office:value="0.357192589094244" calcext:value-type="float">
            <text:p>0.357192589094244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/>
          <table:table-cell table:formula="of:=([$'F1-mean'.S8]*[$'f-AUC'.S8])/([$'F1-mean'.S8]+[$'f-AUC'.S8])" office:value-type="float" office:value="0.345570368503827" calcext:value-type="float">
            <text:p>0.345570368503827</text:p>
          </table:table-cell>
          <table:table-cell table:formula="of:=([$'F1-mean'.T8]*[$'f-AUC'.T8])/([$'F1-mean'.T8]+[$'f-AUC'.T8])" office:value-type="float" office:value="0.354731685800893" calcext:value-type="float">
            <text:p>0.354731685800893</text:p>
          </table:table-cell>
          <table:table-cell table:formula="of:=([$'F1-mean'.U8]*[$'f-AUC'.U8])/([$'F1-mean'.U8]+[$'f-AUC'.U8])" office:value-type="float" office:value="0.321064107634962" calcext:value-type="float">
            <text:p>0.321064107634962</text:p>
          </table:table-cell>
          <table:table-cell table:formula="of:=([$'F1-mean'.V8]*[$'f-AUC'.V8])/([$'F1-mean'.V8]+[$'f-AUC'.V8])" office:value-type="float" office:value="0.359606605726535" calcext:value-type="float">
            <text:p>0.359606605726535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/>
          <table:table-cell table:formula="of:=([$'F1-mean'.S9]*[$'f-AUC'.S9])/([$'F1-mean'.S9]+[$'f-AUC'.S9])" office:value-type="float" office:value="0.356502890611632" calcext:value-type="float">
            <text:p>0.356502890611632</text:p>
          </table:table-cell>
          <table:table-cell table:formula="of:=([$'F1-mean'.T9]*[$'f-AUC'.T9])/([$'F1-mean'.T9]+[$'f-AUC'.T9])" office:value-type="float" office:value="0.353696496510984" calcext:value-type="float">
            <text:p>0.353696496510984</text:p>
          </table:table-cell>
          <table:table-cell table:formula="of:=([$'F1-mean'.U9]*[$'f-AUC'.U9])/([$'F1-mean'.U9]+[$'f-AUC'.U9])" office:value-type="float" office:value="0.325374394051953" calcext:value-type="float">
            <text:p>0.325374394051953</text:p>
          </table:table-cell>
          <table:table-cell table:formula="of:=([$'F1-mean'.V9]*[$'f-AUC'.V9])/([$'F1-mean'.V9]+[$'f-AUC'.V9])" office:value-type="float" office:value="0.361106249703401" calcext:value-type="float">
            <text:p>0.361106249703401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/>
          <table:table-cell table:formula="of:=([$'F1-mean'.S10]*[$'f-AUC'.S10])/([$'F1-mean'.S10]+[$'f-AUC'.S10])" office:value-type="float" office:value="0.351920583483167" calcext:value-type="float">
            <text:p>0.351920583483167</text:p>
          </table:table-cell>
          <table:table-cell table:formula="of:=([$'F1-mean'.T10]*[$'f-AUC'.T10])/([$'F1-mean'.T10]+[$'f-AUC'.T10])" office:value-type="float" office:value="0.351981709504499" calcext:value-type="float">
            <text:p>0.351981709504499</text:p>
          </table:table-cell>
          <table:table-cell table:formula="of:=([$'F1-mean'.U10]*[$'f-AUC'.U10])/([$'F1-mean'.U10]+[$'f-AUC'.U10])" office:value-type="float" office:value="0.32874437759628" calcext:value-type="float">
            <text:p>0.32874437759628</text:p>
          </table:table-cell>
          <table:table-cell table:formula="of:=([$'F1-mean'.V10]*[$'f-AUC'.V10])/([$'F1-mean'.V10]+[$'f-AUC'.V10])" office:value-type="float" office:value="0.358944537359538" calcext:value-type="float">
            <text:p>0.358944537359538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/>
          <table:table-cell table:formula="of:=([$'F1-mean'.S11]*[$'f-AUC'.S11])/([$'F1-mean'.S11]+[$'f-AUC'.S11])" office:value-type="float" office:value="0.358062120121937" calcext:value-type="float">
            <text:p>0.358062120121937</text:p>
          </table:table-cell>
          <table:table-cell table:formula="of:=([$'F1-mean'.T11]*[$'f-AUC'.T11])/([$'F1-mean'.T11]+[$'f-AUC'.T11])" office:value-type="float" office:value="0.332534722095397" calcext:value-type="float">
            <text:p>0.332534722095397</text:p>
          </table:table-cell>
          <table:table-cell table:formula="of:=([$'F1-mean'.U11]*[$'f-AUC'.U11])/([$'F1-mean'.U11]+[$'f-AUC'.U11])" office:value-type="float" office:value="0.335011558907328" calcext:value-type="float">
            <text:p>0.335011558907328</text:p>
          </table:table-cell>
          <table:table-cell table:formula="of:=([$'F1-mean'.V11]*[$'f-AUC'.V11])/([$'F1-mean'.V11]+[$'f-AUC'.V11])" office:value-type="float" office:value="0.361463332713627" calcext:value-type="float">
            <text:p>0.361463332713627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/>
          <table:table-cell table:formula="of:=([$'F1-mean'.S12]*[$'f-AUC'.S12])/([$'F1-mean'.S12]+[$'f-AUC'.S12])" office:value-type="float" office:value="0.355355802879299" calcext:value-type="float">
            <text:p>0.355355802879299</text:p>
          </table:table-cell>
          <table:table-cell table:formula="of:=([$'F1-mean'.T12]*[$'f-AUC'.T12])/([$'F1-mean'.T12]+[$'f-AUC'.T12])" office:value-type="float" office:value="0.357684336851794" calcext:value-type="float">
            <text:p>0.357684336851794</text:p>
          </table:table-cell>
          <table:table-cell table:formula="of:=([$'F1-mean'.U12]*[$'f-AUC'.U12])/([$'F1-mean'.U12]+[$'f-AUC'.U12])" office:value-type="float" office:value="0.333459286942717" calcext:value-type="float">
            <text:p>0.333459286942717</text:p>
          </table:table-cell>
          <table:table-cell table:formula="of:=([$'F1-mean'.V12]*[$'f-AUC'.V12])/([$'F1-mean'.V12]+[$'f-AUC'.V12])" office:value-type="float" office:value="0.362201882795044" calcext:value-type="float">
            <text:p>0.362201882795044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/>
          <table:table-cell table:formula="of:=([$'F1-mean'.S13]*[$'f-AUC'.S13])/([$'F1-mean'.S13]+[$'f-AUC'.S13])" office:value-type="float" office:value="0.362000528454361" calcext:value-type="float">
            <text:p>0.362000528454361</text:p>
          </table:table-cell>
          <table:table-cell table:formula="of:=([$'F1-mean'.T13]*[$'f-AUC'.T13])/([$'F1-mean'.T13]+[$'f-AUC'.T13])" office:value-type="float" office:value="0.352781543448959" calcext:value-type="float">
            <text:p>0.352781543448959</text:p>
          </table:table-cell>
          <table:table-cell table:formula="of:=([$'F1-mean'.U13]*[$'f-AUC'.U13])/([$'F1-mean'.U13]+[$'f-AUC'.U13])" office:value-type="float" office:value="0.340289322510963" calcext:value-type="float">
            <text:p>0.340289322510963</text:p>
          </table:table-cell>
          <table:table-cell table:number-columns-repeated="1002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/>
          <table:table-cell table:formula="of:=([$'F1-mean'.S14]*[$'f-AUC'.S14])/([$'F1-mean'.S14]+[$'f-AUC'.S14])" office:value-type="float" office:value="0.362148762078842" calcext:value-type="float">
            <text:p>0.362148762078842</text:p>
          </table:table-cell>
          <table:table-cell table:formula="of:=([$'F1-mean'.T14]*[$'f-AUC'.T14])/([$'F1-mean'.T14]+[$'f-AUC'.T14])" office:value-type="float" office:value="0.361494924467338" calcext:value-type="float">
            <text:p>0.361494924467338</text:p>
          </table:table-cell>
          <table:table-cell table:formula="of:=([$'F1-mean'.U14]*[$'f-AUC'.U14])/([$'F1-mean'.U14]+[$'f-AUC'.U14])" office:value-type="float" office:value="0.343188349668303" calcext:value-type="float">
            <text:p>0.343188349668303</text:p>
          </table:table-cell>
          <table:table-cell table:number-columns-repeated="1002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/>
          <table:table-cell table:formula="of:=([$'F1-mean'.S15]*[$'f-AUC'.S15])/([$'F1-mean'.S15]+[$'f-AUC'.S15])" office:value-type="float" office:value="0.362042270859442" calcext:value-type="float">
            <text:p>0.362042270859442</text:p>
          </table:table-cell>
          <table:table-cell table:formula="of:=([$'F1-mean'.T15]*[$'f-AUC'.T15])/([$'F1-mean'.T15]+[$'f-AUC'.T15])" office:value-type="float" office:value="0.35558918457373" calcext:value-type="float">
            <text:p>0.35558918457373</text:p>
          </table:table-cell>
          <table:table-cell table:formula="of:=([$'F1-mean'.U15]*[$'f-AUC'.U15])/([$'F1-mean'.U15]+[$'f-AUC'.U15])" office:value-type="float" office:value="0.3460538057609" calcext:value-type="float">
            <text:p>0.3460538057609</text:p>
          </table:table-cell>
          <table:table-cell table:number-columns-repeated="1002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/>
          <table:table-cell table:formula="of:=([$'F1-mean'.S16]*[$'f-AUC'.S16])/([$'F1-mean'.S16]+[$'f-AUC'.S16])" office:value-type="float" office:value="0.355146157878655" calcext:value-type="float">
            <text:p>0.355146157878655</text:p>
          </table:table-cell>
          <table:table-cell table:formula="of:=([$'F1-mean'.T16]*[$'f-AUC'.T16])/([$'F1-mean'.T16]+[$'f-AUC'.T16])" office:value-type="float" office:value="0.36107319506129" calcext:value-type="float">
            <text:p>0.36107319506129</text:p>
          </table:table-cell>
          <table:table-cell table:formula="of:=([$'F1-mean'.U16]*[$'f-AUC'.U16])/([$'F1-mean'.U16]+[$'f-AUC'.U16])" office:value-type="float" office:value="0.347752989762745" calcext:value-type="float">
            <text:p>0.347752989762745</text:p>
          </table:table-cell>
          <table:table-cell table:number-columns-repeated="1002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/>
          <table:table-cell table:formula="of:=([$'F1-mean'.S17]*[$'f-AUC'.S17])/([$'F1-mean'.S17]+[$'f-AUC'.S17])" office:value-type="float" office:value="0.348237382236534" calcext:value-type="float">
            <text:p>0.348237382236534</text:p>
          </table:table-cell>
          <table:table-cell table:formula="of:=([$'F1-mean'.T17]*[$'f-AUC'.T17])/([$'F1-mean'.T17]+[$'f-AUC'.T17])" office:value-type="float" office:value="0.358768581382732" calcext:value-type="float">
            <text:p>0.358768581382732</text:p>
          </table:table-cell>
          <table:table-cell table:formula="of:=([$'F1-mean'.U17]*[$'f-AUC'.U17])/([$'F1-mean'.U17]+[$'f-AUC'.U17])" office:value-type="float" office:value="0.344894044580715" calcext:value-type="float">
            <text:p>0.344894044580715</text:p>
          </table:table-cell>
          <table:table-cell table:number-columns-repeated="1002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/>
          <table:table-cell table:formula="of:=([$'F1-mean'.S18]*[$'f-AUC'.S18])/([$'F1-mean'.S18]+[$'f-AUC'.S18])" office:value-type="float" office:value="0.366278202263681" calcext:value-type="float">
            <text:p>0.366278202263681</text:p>
          </table:table-cell>
          <table:table-cell table:formula="of:=([$'F1-mean'.T18]*[$'f-AUC'.T18])/([$'F1-mean'.T18]+[$'f-AUC'.T18])" office:value-type="float" office:value="0.362139967080249" calcext:value-type="float">
            <text:p>0.362139967080249</text:p>
          </table:table-cell>
          <table:table-cell table:formula="of:=([$'F1-mean'.U18]*[$'f-AUC'.U18])/([$'F1-mean'.U18]+[$'f-AUC'.U18])" office:value-type="float" office:value="0.349602113146911" calcext:value-type="float">
            <text:p>0.349602113146911</text:p>
          </table:table-cell>
          <table:table-cell table:number-columns-repeated="1002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/>
          <table:table-cell table:formula="of:=([$'F1-mean'.S19]*[$'f-AUC'.S19])/([$'F1-mean'.S19]+[$'f-AUC'.S19])" office:value-type="float" office:value="0.361434678236657" calcext:value-type="float">
            <text:p>0.361434678236657</text:p>
          </table:table-cell>
          <table:table-cell table:formula="of:=([$'F1-mean'.T19]*[$'f-AUC'.T19])/([$'F1-mean'.T19]+[$'f-AUC'.T19])" office:value-type="float" office:value="0.354571271620232" calcext:value-type="float">
            <text:p>0.354571271620232</text:p>
          </table:table-cell>
          <table:table-cell table:formula="of:=([$'F1-mean'.U19]*[$'f-AUC'.U19])/([$'F1-mean'.U19]+[$'f-AUC'.U19])" office:value-type="float" office:value="0.35128061959477" calcext:value-type="float">
            <text:p>0.35128061959477</text:p>
          </table:table-cell>
          <table:table-cell table:number-columns-repeated="1002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/>
          <table:table-cell table:formula="of:=([$'F1-mean'.S20]*[$'f-AUC'.S20])/([$'F1-mean'.S20]+[$'f-AUC'.S20])" office:value-type="float" office:value="0.351919507942758" calcext:value-type="float">
            <text:p>0.351919507942758</text:p>
          </table:table-cell>
          <table:table-cell table:formula="of:=([$'F1-mean'.T20]*[$'f-AUC'.T20])/([$'F1-mean'.T20]+[$'f-AUC'.T20])" office:value-type="float" office:value="0.357892380530143" calcext:value-type="float">
            <text:p>0.357892380530143</text:p>
          </table:table-cell>
          <table:table-cell table:formula="of:=([$'F1-mean'.U20]*[$'f-AUC'.U20])/([$'F1-mean'.U20]+[$'f-AUC'.U20])" office:value-type="float" office:value="0.352856078984939" calcext:value-type="float">
            <text:p>0.352856078984939</text:p>
          </table:table-cell>
          <table:table-cell table:number-columns-repeated="1002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/>
          <table:table-cell table:formula="of:=([$'F1-mean'.S21]*[$'f-AUC'.S21])/([$'F1-mean'.S21]+[$'f-AUC'.S21])" office:value-type="float" office:value="0.361493332117439" calcext:value-type="float">
            <text:p>0.361493332117439</text:p>
          </table:table-cell>
          <table:table-cell table:formula="of:=([$'F1-mean'.T21]*[$'f-AUC'.T21])/([$'F1-mean'.T21]+[$'f-AUC'.T21])" office:value-type="float" office:value="0.347649160197083" calcext:value-type="float">
            <text:p>0.347649160197083</text:p>
          </table:table-cell>
          <table:table-cell table:formula="of:=([$'F1-mean'.U21]*[$'f-AUC'.U21])/([$'F1-mean'.U21]+[$'f-AUC'.U21])" office:value-type="float" office:value="0.35416603586576" calcext:value-type="float">
            <text:p>0.35416603586576</text:p>
          </table:table-cell>
          <table:table-cell table:number-columns-repeated="1002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/>
          <table:table-cell table:formula="of:=([$'F1-mean'.S22]*[$'f-AUC'.S22])/([$'F1-mean'.S22]+[$'f-AUC'.S22])" office:value-type="float" office:value="0.356701933556771" calcext:value-type="float">
            <text:p>0.356701933556771</text:p>
          </table:table-cell>
          <table:table-cell table:formula="of:=([$'F1-mean'.T22]*[$'f-AUC'.T22])/([$'F1-mean'.T22]+[$'f-AUC'.T22])" office:value-type="float" office:value="0.363542855738421" calcext:value-type="float">
            <text:p>0.363542855738421</text:p>
          </table:table-cell>
          <table:table-cell table:formula="of:=([$'F1-mean'.U22]*[$'f-AUC'.U22])/([$'F1-mean'.U22]+[$'f-AUC'.U22])" office:value-type="float" office:value="0.35146905217712" calcext:value-type="float">
            <text:p>0.35146905217712</text:p>
          </table:table-cell>
          <table:table-cell table:number-columns-repeated="1002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/>
          <table:table-cell table:formula="of:=([$'F1-mean'.S23]*[$'f-AUC'.S23])/([$'F1-mean'.S23]+[$'f-AUC'.S23])" office:value-type="float" office:value="0.367519401059919" calcext:value-type="float">
            <text:p>0.367519401059919</text:p>
          </table:table-cell>
          <table:table-cell table:formula="of:=([$'F1-mean'.T23]*[$'f-AUC'.T23])/([$'F1-mean'.T23]+[$'f-AUC'.T23])" office:value-type="float" office:value="0.362097692351487" calcext:value-type="float">
            <text:p>0.362097692351487</text:p>
          </table:table-cell>
          <table:table-cell table:formula="of:=([$'F1-mean'.U23]*[$'f-AUC'.U23])/([$'F1-mean'.U23]+[$'f-AUC'.U23])" office:value-type="float" office:value="0.35530143118032" calcext:value-type="float">
            <text:p>0.35530143118032</text:p>
          </table:table-cell>
          <table:table-cell table:number-columns-repeated="1002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/>
          <table:table-cell table:formula="of:=([$'F1-mean'.S24]*[$'f-AUC'.S24])/([$'F1-mean'.S24]+[$'f-AUC'.S24])" office:value-type="float" office:value="0.355889233393196" calcext:value-type="float">
            <text:p>0.355889233393196</text:p>
          </table:table-cell>
          <table:table-cell table:formula="of:=([$'F1-mean'.T24]*[$'f-AUC'.T24])/([$'F1-mean'.T24]+[$'f-AUC'.T24])" office:value-type="float" office:value="0.357365028028313" calcext:value-type="float">
            <text:p>0.357365028028313</text:p>
          </table:table-cell>
          <table:table-cell table:formula="of:=([$'F1-mean'.U24]*[$'f-AUC'.U24])/([$'F1-mean'.U24]+[$'f-AUC'.U24])" office:value-type="float" office:value="0.288823065134443" calcext:value-type="float">
            <text:p>0.288823065134443</text:p>
          </table:table-cell>
          <table:table-cell table:number-columns-repeated="1002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/>
          <table:table-cell table:formula="of:=([$'F1-mean'.S25]*[$'f-AUC'.S25])/([$'F1-mean'.S25]+[$'f-AUC'.S25])" office:value-type="float" office:value="0.366692181118898" calcext:value-type="float">
            <text:p>0.366692181118898</text:p>
          </table:table-cell>
          <table:table-cell table:formula="of:=([$'F1-mean'.T25]*[$'f-AUC'.T25])/([$'F1-mean'.T25]+[$'f-AUC'.T25])" office:value-type="float" office:value="0.352650178604422" calcext:value-type="float">
            <text:p>0.352650178604422</text:p>
          </table:table-cell>
          <table:table-cell table:formula="of:=([$'F1-mean'.U25]*[$'f-AUC'.U25])/([$'F1-mean'.U25]+[$'f-AUC'.U25])" office:value-type="float" office:value="0.30869464250562" calcext:value-type="float">
            <text:p>0.30869464250562</text:p>
          </table:table-cell>
          <table:table-cell table:number-columns-repeated="1002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/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/>
          <table:table-cell table:formula="of:=([$'F1-mean'.S26]*[$'f-AUC'.S26])/([$'F1-mean'.S26]+[$'f-AUC'.S26])" office:value-type="float" office:value="0.367368707132032" calcext:value-type="float">
            <text:p>0.367368707132032</text:p>
          </table:table-cell>
          <table:table-cell table:formula="of:=([$'F1-mean'.T26]*[$'f-AUC'.T26])/([$'F1-mean'.T26]+[$'f-AUC'.T26])" office:value-type="float" office:value="0.365760021945046" calcext:value-type="float">
            <text:p>0.365760021945046</text:p>
          </table:table-cell>
          <table:table-cell table:formula="of:=([$'F1-mean'.U26]*[$'f-AUC'.U26])/([$'F1-mean'.U26]+[$'f-AUC'.U26])" office:value-type="float" office:value="0.320086542952176" calcext:value-type="float">
            <text:p>0.320086542952176</text:p>
          </table:table-cell>
          <table:table-cell table:number-columns-repeated="1002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/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/>
          <table:table-cell table:formula="of:=([$'F1-mean'.S27]*[$'f-AUC'.S27])/([$'F1-mean'.S27]+[$'f-AUC'.S27])" office:value-type="float" office:value="0.369038562734644" calcext:value-type="float">
            <text:p>0.369038562734644</text:p>
          </table:table-cell>
          <table:table-cell table:formula="of:=([$'F1-mean'.T27]*[$'f-AUC'.T27])/([$'F1-mean'.T27]+[$'f-AUC'.T27])" office:value-type="float" office:value="0.350775544568643" calcext:value-type="float">
            <text:p>0.350775544568643</text:p>
          </table:table-cell>
          <table:table-cell table:formula="of:=([$'F1-mean'.U27]*[$'f-AUC'.U27])/([$'F1-mean'.U27]+[$'f-AUC'.U27])" office:value-type="float" office:value="0.325755059860096" calcext:value-type="float">
            <text:p>0.325755059860096</text:p>
          </table:table-cell>
          <table:table-cell table:number-columns-repeated="1002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/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/>
          <table:table-cell table:formula="of:=([$'F1-mean'.S28]*[$'f-AUC'.S28])/([$'F1-mean'.S28]+[$'f-AUC'.S28])" office:value-type="float" office:value="0.36442498192971" calcext:value-type="float">
            <text:p>0.36442498192971</text:p>
          </table:table-cell>
          <table:table-cell table:formula="of:=([$'F1-mean'.T28]*[$'f-AUC'.T28])/([$'F1-mean'.T28]+[$'f-AUC'.T28])" office:value-type="float" office:value="0.364964663042714" calcext:value-type="float">
            <text:p>0.364964663042714</text:p>
          </table:table-cell>
          <table:table-cell table:formula="of:=([$'F1-mean'.U28]*[$'f-AUC'.U28])/([$'F1-mean'.U28]+[$'f-AUC'.U28])" office:value-type="float" office:value="0.325574241122161" calcext:value-type="float">
            <text:p>0.325574241122161</text:p>
          </table:table-cell>
          <table:table-cell table:number-columns-repeated="1002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/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/>
          <table:table-cell table:formula="of:=([$'F1-mean'.S29]*[$'f-AUC'.S29])/([$'F1-mean'.S29]+[$'f-AUC'.S29])" office:value-type="float" office:value="0.364192188267516" calcext:value-type="float">
            <text:p>0.364192188267516</text:p>
          </table:table-cell>
          <table:table-cell table:formula="of:=([$'F1-mean'.T29]*[$'f-AUC'.T29])/([$'F1-mean'.T29]+[$'f-AUC'.T29])" office:value-type="float" office:value="0.362262550490667" calcext:value-type="float">
            <text:p>0.362262550490667</text:p>
          </table:table-cell>
          <table:table-cell table:formula="of:=([$'F1-mean'.U29]*[$'f-AUC'.U29])/([$'F1-mean'.U29]+[$'f-AUC'.U29])" office:value-type="float" office:value="0.332681700853234" calcext:value-type="float">
            <text:p>0.332681700853234</text:p>
          </table:table-cell>
          <table:table-cell table:number-columns-repeated="1002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/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/>
          <table:table-cell table:formula="of:=([$'F1-mean'.S30]*[$'f-AUC'.S30])/([$'F1-mean'.S30]+[$'f-AUC'.S30])" office:value-type="float" office:value="0.361331489484039" calcext:value-type="float">
            <text:p>0.361331489484039</text:p>
          </table:table-cell>
          <table:table-cell table:formula="of:=([$'F1-mean'.T30]*[$'f-AUC'.T30])/([$'F1-mean'.T30]+[$'f-AUC'.T30])" office:value-type="float" office:value="0.364880207629369" calcext:value-type="float">
            <text:p>0.364880207629369</text:p>
          </table:table-cell>
          <table:table-cell table:formula="of:=([$'F1-mean'.U30]*[$'f-AUC'.U30])/([$'F1-mean'.U30]+[$'f-AUC'.U30])" office:value-type="float" office:value="0.334717314584772" calcext:value-type="float">
            <text:p>0.334717314584772</text:p>
          </table:table-cell>
          <table:table-cell table:number-columns-repeated="1002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/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/>
          <table:table-cell table:formula="of:=([$'F1-mean'.S31]*[$'f-AUC'.S31])/([$'F1-mean'.S31]+[$'f-AUC'.S31])" office:value-type="float" office:value="0.364757580618507" calcext:value-type="float">
            <text:p>0.364757580618507</text:p>
          </table:table-cell>
          <table:table-cell table:formula="of:=([$'F1-mean'.T31]*[$'f-AUC'.T31])/([$'F1-mean'.T31]+[$'f-AUC'.T31])" office:value-type="float" office:value="0.367810596807441" calcext:value-type="float">
            <text:p>0.367810596807441</text:p>
          </table:table-cell>
          <table:table-cell table:formula="of:=([$'F1-mean'.U31]*[$'f-AUC'.U31])/([$'F1-mean'.U31]+[$'f-AUC'.U31])" office:value-type="float" office:value="0.332630312730803" calcext:value-type="float">
            <text:p>0.332630312730803</text:p>
          </table:table-cell>
          <table:table-cell table:number-columns-repeated="1002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/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/>
          <table:table-cell table:formula="of:=([$'F1-mean'.S32]*[$'f-AUC'.S32])/([$'F1-mean'.S32]+[$'f-AUC'.S32])" office:value-type="float" office:value="0.363996216993632" calcext:value-type="float">
            <text:p>0.363996216993632</text:p>
          </table:table-cell>
          <table:table-cell table:formula="of:=([$'F1-mean'.T32]*[$'f-AUC'.T32])/([$'F1-mean'.T32]+[$'f-AUC'.T32])" office:value-type="float" office:value="0.365158325310291" calcext:value-type="float">
            <text:p>0.365158325310291</text:p>
          </table:table-cell>
          <table:table-cell table:formula="of:=([$'F1-mean'.U32]*[$'f-AUC'.U32])/([$'F1-mean'.U32]+[$'f-AUC'.U32])" office:value-type="float" office:value="0.339656567808277" calcext:value-type="float">
            <text:p>0.339656567808277</text:p>
          </table:table-cell>
          <table:table-cell table:number-columns-repeated="1002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/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/>
          <table:table-cell table:formula="of:=([$'F1-mean'.S33]*[$'f-AUC'.S33])/([$'F1-mean'.S33]+[$'f-AUC'.S33])" office:value-type="float" office:value="0.367592516453781" calcext:value-type="float">
            <text:p>0.367592516453781</text:p>
          </table:table-cell>
          <table:table-cell table:formula="of:=([$'F1-mean'.T33]*[$'f-AUC'.T33])/([$'F1-mean'.T33]+[$'f-AUC'.T33])" office:value-type="float" office:value="0.3655378726494" calcext:value-type="float">
            <text:p>0.3655378726494</text:p>
          </table:table-cell>
          <table:table-cell table:formula="of:=([$'F1-mean'.U33]*[$'f-AUC'.U33])/([$'F1-mean'.U33]+[$'f-AUC'.U33])" office:value-type="float" office:value="0.340952771639932" calcext:value-type="float">
            <text:p>0.340952771639932</text:p>
          </table:table-cell>
          <table:table-cell table:number-columns-repeated="100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/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/>
          <table:table-cell table:formula="of:=([$'F1-mean'.S34]*[$'f-AUC'.S34])/([$'F1-mean'.S34]+[$'f-AUC'.S34])" office:value-type="float" office:value="0.364142883394516" calcext:value-type="float">
            <text:p>0.364142883394516</text:p>
          </table:table-cell>
          <table:table-cell table:formula="of:=([$'F1-mean'.T34]*[$'f-AUC'.T34])/([$'F1-mean'.T34]+[$'f-AUC'.T34])" office:value-type="float" office:value="0.358226738321581" calcext:value-type="float">
            <text:p>0.358226738321581</text:p>
          </table:table-cell>
          <table:table-cell table:formula="of:=([$'F1-mean'.U34]*[$'f-AUC'.U34])/([$'F1-mean'.U34]+[$'f-AUC'.U34])" office:value-type="float" office:value="0.34274639850852" calcext:value-type="float">
            <text:p>0.34274639850852</text:p>
          </table:table-cell>
          <table:table-cell table:number-columns-repeated="100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/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/>
          <table:table-cell table:formula="of:=([$'F1-mean'.S35]*[$'f-AUC'.S35])/([$'F1-mean'.S35]+[$'f-AUC'.S35])" office:value-type="float" office:value="0.35053637661377" calcext:value-type="float">
            <text:p>0.35053637661377</text:p>
          </table:table-cell>
          <table:table-cell table:formula="of:=([$'F1-mean'.T35]*[$'f-AUC'.T35])/([$'F1-mean'.T35]+[$'f-AUC'.T35])" office:value-type="float" office:value="0.356071253197803" calcext:value-type="float">
            <text:p>0.356071253197803</text:p>
          </table:table-cell>
          <table:table-cell table:formula="of:=([$'F1-mean'.U35]*[$'f-AUC'.U35])/([$'F1-mean'.U35]+[$'f-AUC'.U35])" office:value-type="float" office:value="0.342603957473697" calcext:value-type="float">
            <text:p>0.342603957473697</text:p>
          </table:table-cell>
          <table:table-cell table:number-columns-repeated="100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/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/>
          <table:table-cell table:formula="of:=([$'F1-mean'.S36]*[$'f-AUC'.S36])/([$'F1-mean'.S36]+[$'f-AUC'.S36])" office:value-type="float" office:value="0.359840403774021" calcext:value-type="float">
            <text:p>0.359840403774021</text:p>
          </table:table-cell>
          <table:table-cell table:formula="of:=([$'F1-mean'.T36]*[$'f-AUC'.T36])/([$'F1-mean'.T36]+[$'f-AUC'.T36])" office:value-type="float" office:value="0.356450956523681" calcext:value-type="float">
            <text:p>0.356450956523681</text:p>
          </table:table-cell>
          <table:table-cell table:formula="of:=([$'F1-mean'.U36]*[$'f-AUC'.U36])/([$'F1-mean'.U36]+[$'f-AUC'.U36])" office:value-type="float" office:value="0.342774290543361" calcext:value-type="float">
            <text:p>0.342774290543361</text:p>
          </table:table-cell>
          <table:table-cell table:number-columns-repeated="100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/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/>
          <table:table-cell table:formula="of:=([$'F1-mean'.S37]*[$'f-AUC'.S37])/([$'F1-mean'.S37]+[$'f-AUC'.S37])" office:value-type="float" office:value="0.360791004343117" calcext:value-type="float">
            <text:p>0.360791004343117</text:p>
          </table:table-cell>
          <table:table-cell table:formula="of:=([$'F1-mean'.T37]*[$'f-AUC'.T37])/([$'F1-mean'.T37]+[$'f-AUC'.T37])" office:value-type="float" office:value="0.354708808220062" calcext:value-type="float">
            <text:p>0.354708808220062</text:p>
          </table:table-cell>
          <table:table-cell table:formula="of:=([$'F1-mean'.U37]*[$'f-AUC'.U37])/([$'F1-mean'.U37]+[$'f-AUC'.U37])" office:value-type="float" office:value="0.345190682495898" calcext:value-type="float">
            <text:p>0.345190682495898</text:p>
          </table:table-cell>
          <table:table-cell table:number-columns-repeated="100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/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/>
          <table:table-cell table:formula="of:=([$'F1-mean'.S38]*[$'f-AUC'.S38])/([$'F1-mean'.S38]+[$'f-AUC'.S38])" office:value-type="float" office:value="0.361620172220076" calcext:value-type="float">
            <text:p>0.361620172220076</text:p>
          </table:table-cell>
          <table:table-cell table:formula="of:=([$'F1-mean'.T38]*[$'f-AUC'.T38])/([$'F1-mean'.T38]+[$'f-AUC'.T38])" office:value-type="float" office:value="0.36178852597306" calcext:value-type="float">
            <text:p>0.36178852597306</text:p>
          </table:table-cell>
          <table:table-cell table:formula="of:=([$'F1-mean'.U38]*[$'f-AUC'.U38])/([$'F1-mean'.U38]+[$'f-AUC'.U38])" office:value-type="float" office:value="0.34228845994486" calcext:value-type="float">
            <text:p>0.34228845994486</text:p>
          </table:table-cell>
          <table:table-cell table:number-columns-repeated="100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/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/>
          <table:table-cell table:formula="of:=([$'F1-mean'.S39]*[$'f-AUC'.S39])/([$'F1-mean'.S39]+[$'f-AUC'.S39])" office:value-type="float" office:value="0.361952388877081" calcext:value-type="float">
            <text:p>0.361952388877081</text:p>
          </table:table-cell>
          <table:table-cell table:formula="of:=([$'F1-mean'.T39]*[$'f-AUC'.T39])/([$'F1-mean'.T39]+[$'f-AUC'.T39])" office:value-type="float" office:value="0.364194817519107" calcext:value-type="float">
            <text:p>0.364194817519107</text:p>
          </table:table-cell>
          <table:table-cell table:formula="of:=([$'F1-mean'.U39]*[$'f-AUC'.U39])/([$'F1-mean'.U39]+[$'f-AUC'.U39])" office:value-type="float" office:value="0.346471671614096" calcext:value-type="float">
            <text:p>0.346471671614096</text:p>
          </table:table-cell>
          <table:table-cell table:number-columns-repeated="100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number-columns-repeated="2"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/>
          <table:table-cell table:formula="of:=([$'F1-mean'.S40]*[$'f-AUC'.S40])/([$'F1-mean'.S40]+[$'f-AUC'.S40])" office:value-type="float" office:value="0.363329989114068" calcext:value-type="float">
            <text:p>0.363329989114068</text:p>
          </table:table-cell>
          <table:table-cell table:formula="of:=([$'F1-mean'.T40]*[$'f-AUC'.T40])/([$'F1-mean'.T40]+[$'f-AUC'.T40])" office:value-type="float" office:value="0.364708281175523" calcext:value-type="float">
            <text:p>0.364708281175523</text:p>
          </table:table-cell>
          <table:table-cell table:formula="of:=([$'F1-mean'.U40]*[$'f-AUC'.U40])/([$'F1-mean'.U40]+[$'f-AUC'.U40])" office:value-type="float" office:value="0.346894293095651" calcext:value-type="float">
            <text:p>0.346894293095651</text:p>
          </table:table-cell>
          <table:table-cell table:number-columns-repeated="100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number-columns-repeated="2"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/>
          <table:table-cell table:formula="of:=([$'F1-mean'.S41]*[$'f-AUC'.S41])/([$'F1-mean'.S41]+[$'f-AUC'.S41])" office:value-type="float" office:value="0.362568191221315" calcext:value-type="float">
            <text:p>0.362568191221315</text:p>
          </table:table-cell>
          <table:table-cell table:formula="of:=([$'F1-mean'.T41]*[$'f-AUC'.T41])/([$'F1-mean'.T41]+[$'f-AUC'.T41])" office:value-type="float" office:value="0.361807306377361" calcext:value-type="float">
            <text:p>0.361807306377361</text:p>
          </table:table-cell>
          <table:table-cell table:formula="of:=([$'F1-mean'.U41]*[$'f-AUC'.U41])/([$'F1-mean'.U41]+[$'f-AUC'.U41])" office:value-type="float" office:value="0.348456582954397" calcext:value-type="float">
            <text:p>0.348456582954397</text:p>
          </table:table-cell>
          <table:table-cell table:number-columns-repeated="100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number-columns-repeated="2"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/>
          <table:table-cell table:formula="of:=([$'F1-mean'.S42]*[$'f-AUC'.S42])/([$'F1-mean'.S42]+[$'f-AUC'.S42])" office:value-type="float" office:value="0.366097731960446" calcext:value-type="float">
            <text:p>0.366097731960446</text:p>
          </table:table-cell>
          <table:table-cell table:formula="of:=([$'F1-mean'.T42]*[$'f-AUC'.T42])/([$'F1-mean'.T42]+[$'f-AUC'.T42])" office:value-type="float" office:value="0.35768555870294" calcext:value-type="float">
            <text:p>0.35768555870294</text:p>
          </table:table-cell>
          <table:table-cell table:formula="of:=([$'F1-mean'.U42]*[$'f-AUC'.U42])/([$'F1-mean'.U42]+[$'f-AUC'.U42])" office:value-type="float" office:value="0.348076446386493" calcext:value-type="float">
            <text:p>0.348076446386493</text:p>
          </table:table-cell>
          <table:table-cell table:number-columns-repeated="100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number-columns-repeated="5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1006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number-columns-repeated="5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1009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number-columns-repeated="5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1009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number-columns-repeated="5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1009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number-columns-repeated="5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1009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number-columns-repeated="5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1009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number-columns-repeated="5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1009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number-columns-repeated="5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1009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number-columns-repeated="5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1009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number-columns-repeated="5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14:51:16.848599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24T16:19:27.448508977</dc:date>
    <meta:editing-duration>P26DT16H58M37S</meta:editing-duration>
    <meta:editing-cycles>358</meta:editing-cycles>
    <meta:generator>LibreOffice/7.0.4.2$Linux_X86_64 LibreOffice_project/00$Build-2</meta:generator>
    <meta:document-statistic meta:table-count="3" meta:cell-count="2679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52 'F1-mean f-AUC'.H2:'F1-mean f-AUC'.I52 'F1-mean f-AUC'.M2:'F1-mean f-AUC'.N52" chart:data-source-has-labels="row" svg:x="0.46cm" svg:y="1.433cm" svg:width="19.783cm" svg:height="11.26cm">
          <chart:coordinate-region svg:x="1.372cm" svg:y="1.632cm" svg:width="18.685cm" svg:height="10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52" chart:label-cell-address="'F1-mean f-AUC'.B2:'F1-mean f-AUC'.B2" chart:class="chart:line">
            <chart:data-point chart:repeated="50"/>
          </chart:series>
          <chart:series chart:style-name="ch9" chart:values-cell-range-address="'F1-mean f-AUC'.H3:'F1-mean f-AUC'.H52" chart:label-cell-address="'F1-mean f-AUC'.H2:'F1-mean f-AUC'.H2" chart:class="chart:line">
            <chart:data-point chart:repeated="50"/>
          </chart:series>
          <chart:series chart:style-name="ch10" chart:values-cell-range-address="'F1-mean f-AUC'.I3:'F1-mean f-AUC'.I52" chart:label-cell-address="'F1-mean f-AUC'.I2:'F1-mean f-AUC'.I2" chart:class="chart:line">
            <chart:data-point chart:repeated="50"/>
          </chart:series>
          <chart:series chart:style-name="ch11" chart:values-cell-range-address="'F1-mean f-AUC'.M3:'F1-mean f-AUC'.M52" chart:label-cell-address="'F1-mean f-AUC'.M2:'F1-mean f-AUC'.M2" chart:class="chart:line">
            <chart:data-point chart:repeated="50"/>
          </chart:series>
          <chart:series chart:style-name="ch12" chart:values-cell-range-address="'F1-mean f-AUC'.N3:'F1-mean f-AUC'.N52" chart:label-cell-address="'F1-mean f-AUC'.N2:'F1-mean 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5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52</svg:desc>
                </draw:g>
              </table:table-cell>
              <table:table-cell office:value-type="float" office:value="0">
                <text:p>0</text:p>
                <draw:g>
                  <svg:desc>'F1-mean f-AUC'.I3:'F1-mean f-AUC'.I52</svg:desc>
                </draw:g>
              </table:table-cell>
              <table:table-cell office:value-type="float" office:value="0">
                <text:p>0</text:p>
                <draw:g>
                  <svg:desc>'F1-mean f-AUC'.M3:'F1-mean f-AUC'.M52</svg:desc>
                </draw:g>
              </table:table-cell>
              <table:table-cell office:value-type="float" office:value="0">
                <text:p>0</text:p>
                <draw:g>
                  <svg:desc>'F1-mean f-AUC'.N3:'F1-mean f-AUC'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52 'f-AUC'.H2:'f-AUC'.I52 'f-AUC'.M2:'f-AUC'.N5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52" chart:label-cell-address="'f-AUC'.B2:'f-AUC'.B2" chart:class="chart:line">
            <chart:data-point chart:repeated="50"/>
          </chart:series>
          <chart:series chart:style-name="ch9" chart:values-cell-range-address="'f-AUC'.H3:'f-AUC'.H52" chart:label-cell-address="'f-AUC'.H2:'f-AUC'.H2" chart:class="chart:line">
            <chart:data-point chart:repeated="50"/>
          </chart:series>
          <chart:series chart:style-name="ch10" chart:values-cell-range-address="'f-AUC'.I3:'f-AUC'.I52" chart:label-cell-address="'f-AUC'.I2:'f-AUC'.I2" chart:class="chart:line">
            <chart:data-point chart:repeated="50"/>
          </chart:series>
          <chart:series chart:style-name="ch11" chart:values-cell-range-address="'f-AUC'.M3:'f-AUC'.M52" chart:label-cell-address="'f-AUC'.M2:'f-AUC'.M2" chart:class="chart:line">
            <chart:data-point chart:repeated="50"/>
          </chart:series>
          <chart:series chart:style-name="ch12" chart:values-cell-range-address="'f-AUC'.N3:'f-AUC'.N52" chart:label-cell-address="'f-AUC'.N2:'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52</svg:desc>
                </draw:g>
              </table:table-cell>
              <table:table-cell office:value-type="float" office:value="0.705752">
                <text:p>0.705752</text:p>
                <draw:g>
                  <svg:desc>'f-AUC'.H3:'f-AUC'.H52</svg:desc>
                </draw:g>
              </table:table-cell>
              <table:table-cell office:value-type="float" office:value="0.649216">
                <text:p>0.649216</text:p>
                <draw:g>
                  <svg:desc>'f-AUC'.I3:'f-AUC'.I52</svg:desc>
                </draw:g>
              </table:table-cell>
              <table:table-cell office:value-type="float" office:value="0.588691">
                <text:p>0.588691</text:p>
                <draw:g>
                  <svg:desc>'f-AUC'.M3:'f-AUC'.M52</svg:desc>
                </draw:g>
              </table:table-cell>
              <table:table-cell office:value-type="float" office:value="0.502361">
                <text:p>0.502361</text:p>
                <draw:g>
                  <svg:desc>'f-AUC'.N3:'f-AUC'.N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